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d0d4e" officeooo:paragraph-rsid="000d0d4e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0d4e" officeooo:paragraph-rsid="000d0d4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d0d4e" officeooo:paragraph-rsid="000d0d4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ed9c3" officeooo:paragraph-rsid="000ed9c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7f92f" officeooo:paragraph-rsid="0017f92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0ed9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d9c3" officeooo:paragraph-rsid="00168e9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053c" officeooo:paragraph-rsid="00168e9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49b" officeooo:paragraph-rsid="0017549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f92f" officeooo:paragraph-rsid="0017f9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b8be" officeooo:paragraph-rsid="001ab8b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252" officeooo:paragraph-rsid="001e725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cda5" officeooo:paragraph-rsid="001fcda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d037" officeooo:paragraph-rsid="001fd037" style:font-size-asian="10.5pt" style:font-weight-asian="normal" style:font-size-complex="12pt" style:font-weight-complex="normal"/>
    </style:style>
    <style:style style:name="T1" style:family="text">
      <style:text-properties officeooo:rsid="000f2ac6"/>
    </style:style>
    <style:style style:name="T2" style:family="text">
      <style:text-properties officeooo:rsid="000f8521"/>
    </style:style>
    <style:style style:name="T3" style:family="text">
      <style:text-properties officeooo:rsid="001346c6"/>
    </style:style>
    <style:style style:name="T4" style:family="text">
      <style:text-properties officeooo:rsid="0013e53e"/>
    </style:style>
    <style:style style:name="T5" style:family="text">
      <style:text-properties officeooo:rsid="00168e91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officeooo:rsid="00190c0f"/>
    </style:style>
    <style:style style:name="T9" style:family="text">
      <style:text-properties officeooo:rsid="001ca3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– SI &amp; IHM PROJET S4</text:p>
      <text:p text:style-name="P2"/>
      <text:p text:style-name="P3">Section : Model :</text:p>
      <text:p text:style-name="P7">- Constructeur : <text:span text:style-name="T1">OK</text:span></text:p>
      <text:p text:style-name="P7">- Categorie : <text:span text:style-name="T1">OK</text:span></text:p>
      <text:p text:style-name="P7">- Utilisateur : <text:span text:style-name="T2">OK ( bug : ligne 70 - 71 : DAO )</text:span></text:p>
      <text:p text:style-name="P7">- Jeu : <text:span text:style-name="T3">OK ( bug : ligne 36 – 37 – 38 : DAO )</text:span></text:p>
      <text:p text:style-name="P7">- Note : <text:span text:style-name="T4">OK ( bug : revoir les bugs des classes precedentes )</text:span></text:p>
      <text:p text:style-name="P9">- Commentaire : <text:span text:style-name="T5">OK ( bug : revoir les bugs des classes precedentes )</text:span></text:p>
      <text:p text:style-name="P8">- Achat : <text:span text:style-name="T5">OK ( bug : revoir les bugs des classes precedentes + ligne 13 : classe simple )</text:span></text:p>
      <text:p text:style-name="P8"/>
      <text:p text:style-name="P10">A savoir : Lorsqu’on recupere un resultat d’une BDD Postgres , celle-ci renvoie un attribut tout en minuscule ( d’ou : datecom , datepayement , etc … )</text:p>
      <text:p text:style-name="P7"/>
      <text:p text:style-name="P5">Section : Controller :</text:p>
      <text:p text:style-name="P6">Front-Office :</text:p>
      <text:p text:style-name="P14">- accueil.php : OK</text:p>
      <text:p text:style-name="P14">- fiche.php : OK</text:p>
      <text:p text:style-name="P14">- memberSpace.php : OK</text:p>
      <text:p text:style-name="P15">- search.php :</text:p>
      <text:p text:style-name="P11"/>
      <text:p text:style-name="P4">Back-Office :</text:p>
      <text:p text:style-name="P11">- Authentification :</text:p>
      <text:p text:style-name="P11">- Dashboard :</text:p>
      <text:p text:style-name="P11">- Export pdf :</text:p>
      <text:p text:style-name="P4"><text:span text:style-name="T7">- </text:span><text:span text:style-name="T6">Fonctionnalites :</text:span></text:p>
      <text:p text:style-name="P11"><text:tab/>- CRUD :</text:p>
      <text:p text:style-name="P11"><text:tab/>- Recherche :</text:p>
      <text:p text:style-name="P11"><text:tab/>- Gestion utilisateur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3:51:55.008000000</meta:creation-date>
    <dc:date>2017-06-15T06:31:37.056000000</dc:date>
    <meta:editing-duration>PT2H13M30S</meta:editing-duration>
    <meta:editing-cycles>20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4" meta:word-count="170" meta:character-count="786" meta:non-whitespace-character-count="634"/>
  </office:meta>
</office:document-meta>
</file>